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width="0.051cm" draw:marker-start-width="0.279cm" draw:marker-end-width="0.279cm" draw:fill-color="#e6e6e6" draw:textarea-horizontal-align="left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Dashed_20__28_var_29_" svg:stroke-width="0.051cm" draw:marker-start-width="0.279cm" draw:marker-end-width="0.279cm" draw:fill-color="#e6e6e6" draw:textarea-horizontal-align="right" draw:textarea-vertical-align="top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true" fo:min-height="1.582cm" fo:min-width="6.191cm"/>
    </style:style>
    <style:style style:name="gr5" style:family="graphic" style:parent-style-name="standard">
      <style:graphic-properties draw:textarea-horizontal-align="justify" draw:textarea-vertical-align="middle" draw:auto-grow-height="tru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143cm" svg:x="9.271cm" svg:y="1.36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2" draw:id="id12" draw:layer="layout" svg:width="2.794cm" svg:height="1.143cm" svg:x="16.494cm" svg:y="24.07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4.191cm" svg:height="1.778cm" svg:x="5.064cm" svg:y="4.048cm">
          <text:p text:style-name="P1">Ask for </text:p>
          <text:p text:style-name="P1">player's lett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683cm" svg:height="1.778cm" svg:x="12.43cm" svg:y="4.048cm">
          <text:p text:style-name="P1">Decide who </text:p>
          <text:p text:style-name="P1">goes firs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509cm" svg:height="14.351cm" svg:x="2.751cm" svg:y="7.731cm">
          <text:p text:style-name="P1">Player's Tur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14.351cm" svg:x="11.668cm" svg:y="7.731cm">
          <text:p text:style-name="P1">Computer's Tur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15cm" svg:height="1.778cm" svg:x="3.121cm" svg:y="9.382cm">
          <text:p text:style-name="P1">Show the boar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791cm" svg:height="1.524cm" svg:x="3.083cm" svg:y="12.576cm">
          <text:p text:style-name="P1">Get player's mov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86cm" svg:height="2.159cm" svg:x="4.035cm" svg:y="15.424cm">
          <text:p text:style-name="P1">Check if </text:p>
          <text:p text:style-name="P1">player won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14cm" svg:height="2.413cm" svg:x="3.908cm" svg:y="18.626cm">
          <text:p text:style-name="P1">Check for ti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6.691cm" svg:height="1.832cm" svg:x="13.301cm" svg:y="9.679cm">
          <text:p text:style-name="P1">Get computer's mov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9" draw:id="id9" draw:layer="layout" svg:width="4.659cm" svg:height="1.673cm" svg:x="14.317cm" svg:y="14.489cm">
          <text:p text:style-name="P1">Check if </text:p>
          <text:p text:style-name="P1">computer won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14cm" svg:height="2.413cm" svg:x="14.576cm" svg:y="18.648cm">
          <text:p text:style-name="P1">Check for ti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4.572cm" svg:height="2.286cm" svg:x="9.22cm" svg:y="23.487cm">
          <text:p text:style-name="P1">Ask player </text:p>
          <text:p text:style-name="P1">to play again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draw:line-skew="0cm -0.515cm" svg:x1="10.795cm" svg:y1="2.505cm" svg:x2="7.159cm" svg:y2="4.048cm" draw:start-shape="id1" draw:start-glue-point="6" draw:end-shape="id2" draw:end-glue-point="4" svg:d="m10795 2505v501l-3636 26v1016" svg:viewBox="0 0 3637 1544">
          <text:p/>
        </draw:connector>
        <draw:connector draw:style-name="gr6" draw:text-style-name="P1" draw:layer="layout" draw:type="lines" svg:x1="9.255cm" svg:y1="4.937cm" svg:x2="12.43cm" svg:y2="4.937cm" draw:start-shape="id2" draw:start-glue-point="7" draw:end-shape="id3" draw:end-glue-point="5" svg:d="m9255 4937h501 2172 502" svg:viewBox="0 0 3176 1">
          <text:p/>
        </draw:connector>
        <draw:connector draw:style-name="gr6" draw:text-style-name="P1" draw:layer="layout" draw:type="lines" draw:line-skew="0cm 0.12cm" svg:x1="14.271cm" svg:y1="5.826cm" svg:x2="5.978cm" svg:y2="9.382cm" draw:start-shape="id3" draw:start-glue-point="6" draw:end-shape="id4" draw:end-glue-point="4" svg:d="m14271 5826v502l-8293 2673v381" svg:viewBox="0 0 8294 3557">
          <text:p/>
        </draw:connector>
        <draw:connector draw:style-name="gr6" draw:text-style-name="P1" draw:layer="layout" draw:type="curve" draw:line-skew="0.994cm" svg:x1="14.271cm" svg:y1="5.826cm" svg:x2="16.646cm" svg:y2="9.679cm" draw:start-shape="id3" draw:start-glue-point="6" draw:end-shape="id5" svg:d="m14271 5826c0 4381 2375 2455 2375 3853" svg:viewBox="0 0 2376 3854">
          <text:p/>
        </draw:connector>
        <draw:connector draw:style-name="gr6" draw:text-style-name="P1" draw:layer="layout" draw:type="lines" svg:x1="5.978cm" svg:y1="11.16cm" svg:x2="5.978cm" svg:y2="12.576cm" draw:start-shape="id4" draw:start-glue-point="6" draw:end-shape="id6" draw:end-glue-point="4" svg:d="m5978 11160v502 413 501" svg:viewBox="0 0 1 1417">
          <text:p/>
        </draw:connector>
        <draw:connector draw:style-name="gr6" draw:text-style-name="P1" draw:layer="layout" draw:type="lines" svg:x1="5.978cm" svg:y1="14.1cm" svg:x2="5.978cm" svg:y2="15.424cm" draw:start-shape="id6" draw:start-glue-point="6" draw:end-shape="id7" draw:end-glue-point="4" svg:d="m5978 14100v502 320 502" svg:viewBox="0 0 1 1325">
          <text:p/>
        </draw:connector>
        <draw:connector draw:style-name="gr6" draw:text-style-name="P1" draw:layer="layout" draw:type="lines" svg:x1="5.978cm" svg:y1="17.583cm" svg:x2="5.978cm" svg:y2="18.626cm" draw:start-shape="id7" draw:start-glue-point="6" draw:end-shape="id8" draw:end-glue-point="4" svg:d="m5978 17583v501 40 502" svg:viewBox="0 0 1 1044">
          <text:p/>
        </draw:connector>
        <draw:connector draw:style-name="gr6" draw:text-style-name="P1" draw:layer="layout" draw:type="lines" svg:x1="16.647cm" svg:y1="11.511cm" svg:x2="16.646cm" svg:y2="14.489cm" draw:start-shape="id5" draw:start-glue-point="6" draw:end-shape="id9" draw:end-glue-point="4" svg:d="m16647 11511v502l-1 1974v502" svg:viewBox="0 0 2 2979">
          <text:p/>
        </draw:connector>
        <draw:connector draw:style-name="gr6" draw:text-style-name="P1" draw:layer="layout" draw:type="lines" svg:x1="16.646cm" svg:y1="16.162cm" svg:x2="16.646cm" svg:y2="18.648cm" draw:start-shape="id9" draw:start-glue-point="6" draw:end-shape="id10" draw:end-glue-point="4" svg:d="m16646 16162v501 1483 502" svg:viewBox="0 0 1 2487">
          <text:p/>
        </draw:connector>
        <draw:connector draw:style-name="gr6" draw:text-style-name="P1" draw:layer="layout" draw:type="lines" svg:x1="5.978cm" svg:y1="21.039cm" svg:x2="11.506cm" svg:y2="23.487cm" draw:start-shape="id8" draw:start-glue-point="6" draw:end-shape="id11" draw:end-glue-point="4" svg:d="m5978 21039v501l5528 1446v501" svg:viewBox="0 0 5529 2449">
          <text:p/>
        </draw:connector>
        <draw:connector draw:style-name="gr6" draw:text-style-name="P1" draw:layer="layout" draw:type="lines" svg:x1="16.646cm" svg:y1="21.061cm" svg:x2="11.506cm" svg:y2="23.487cm" draw:start-shape="id10" draw:start-glue-point="6" draw:end-shape="id11" draw:end-glue-point="4" svg:d="m16646 21061v501l-5140 1424v501" svg:viewBox="0 0 5141 2427">
          <text:p/>
        </draw:connector>
        <draw:connector draw:style-name="gr6" draw:text-style-name="P1" draw:layer="layout" draw:type="lines" svg:x1="7.921cm" svg:y1="16.504cm" svg:x2="11.506cm" svg:y2="23.487cm" draw:start-shape="id7" draw:start-glue-point="7" draw:end-shape="id11" draw:end-glue-point="4" svg:d="m7921 16504h502l3083 6482v501" svg:viewBox="0 0 3586 6984">
          <text:p/>
        </draw:connector>
        <draw:connector draw:style-name="gr6" draw:text-style-name="P1" draw:layer="layout" draw:type="lines" svg:x1="14.317cm" svg:y1="15.325cm" svg:x2="11.506cm" svg:y2="23.487cm" draw:start-shape="id9" draw:start-glue-point="5" draw:end-shape="id11" draw:end-glue-point="4" svg:d="m14317 15325h-502l-2309 7661v501" svg:viewBox="0 0 2812 8163">
          <text:p/>
        </draw:connector>
        <draw:connector draw:style-name="gr6" draw:text-style-name="P1" draw:layer="layout" draw:type="curve" svg:x1="14.576cm" svg:y1="19.854cm" svg:x2="8.836cm" svg:y2="10.271cm" draw:start-shape="id10" draw:start-glue-point="5" draw:end-shape="id4" draw:end-glue-point="7" svg:d="m14576 19854c-4305 0-1435-9583-5740-9583" svg:viewBox="0 0 5741 9584">
          <text:p/>
        </draw:connector>
        <draw:connector draw:style-name="gr6" draw:text-style-name="P1" draw:layer="layout" draw:type="curve" svg:x1="8.048cm" svg:y1="19.832cm" svg:x2="13.301cm" svg:y2="10.595cm" draw:start-shape="id8" draw:start-glue-point="7" draw:end-shape="id5" draw:end-glue-point="5" svg:d="m8048 19832c3940 0 1314-9237 5253-9237" svg:viewBox="0 0 5254 9238">
          <text:p/>
        </draw:connector>
        <draw:connector draw:style-name="gr6" draw:text-style-name="P1" draw:layer="layout" draw:type="curve" draw:line-skew="0.766cm -3.137cm" svg:x1="11.506cm" svg:y1="25.773cm" svg:x2="5.064cm" svg:y2="4.937cm" draw:start-shape="id11" draw:start-glue-point="6" draw:end-shape="id2" draw:end-glue-point="5" svg:d="m11506 25773c0 1902-5041 1585-8016-4099s-3884-16737 1574-16737" svg:viewBox="0 0 10397 21884">
          <text:p/>
        </draw:connector>
        <draw:connector draw:style-name="gr6" draw:text-style-name="P1" draw:layer="layout" draw:type="line" svg:x1="13.792cm" svg:y1="24.63cm" svg:x2="16.494cm" svg:y2="24.647cm" draw:start-shape="id11" draw:start-glue-point="7" draw:end-shape="id12" draw:end-glue-point="5" svg:d="m13792 24630 2702 17" svg:viewBox="0 0 2703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oGreco</meta:initial-creator>
    <meta:creation-date>2014-03-12T22:59:39</meta:creation-date>
    <dc:date>2014-03-12T23:31:21</dc:date>
    <dc:creator>Anthony LoGreco</dc:creator>
    <meta:editing-duration>PT21M30S</meta:editing-duration>
    <meta:editing-cycles>3</meta:editing-cycles>
    <meta:generator>LibreOffice/3.5$Linux_x86 LibreOffice_project/350m1$Build-2</meta:generator>
    <meta:document-statistic meta:object-count="31"/>
  </office:meta>
</office:document-meta>
</file>